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00000" draw:textarea-vertical-align="middle" draw:auto-grow-height="false" fo:min-height="0.75cm" fo:min-width="0.5cm" fo:wrap-option="wra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.54cm" svg:height="2.54cm" svg:x="18.415cm" svg:y="7.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2.54cm" svg:height="2.54cm" svg:x="12.7cm" svg:y="3.8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2.54cm" svg:height="2.54cm" svg:x="12.065cm" svg:y="11.4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2.54cm" svg:height="2.54cm" svg:x="19.05cm" svg:y="3.17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2.54cm" svg:height="2.54cm" svg:x="19.05cm" svg:y="-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2.54cm" svg:height="2.54cm" svg:x="5.08cm" svg:y="5.0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2.54cm" svg:height="2.54cm" svg:x="9.52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2.54cm" svg:height="2.54cm" svg:x="0.927cm" svg:y="17.1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2.54cm" svg:height="2.54cm" svg:x="19.685cm" svg:y="10.7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3.175cm" svg:height="3.175cm" svg:x="5.08cm" svg:y="1.2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4cm" svg:height="2.54cm" svg:x="3.81cm" svg:y="8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3.175cm" svg:height="3.81cm" svg:x="16.51cm" svg:y="16.5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3.175cm" svg:height="3.175cm" svg:x="14.605cm" svg:y="6.985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3.175cm" svg:x="6.985cm" svg:y="11.4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3.175cm" svg:x="6.985cm" svg:y="16.766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3.81cm" svg:x="23.495cm" svg:y="3.81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3.175cm" svg:height="3.81cm" svg:x="8.89cm" svg:y="2.54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line draw:style-name="gr4" draw:text-style-name="P1" draw:layer="layout" svg:x1="6.35cm" svg:y1="3.175cm" svg:x2="6.35cm" svg:y2="6.985cm">
          <text:p/>
        </draw:line>
        <draw:line draw:style-name="gr4" draw:text-style-name="P1" draw:layer="layout" svg:x1="6.985cm" svg:y1="3.81cm" svg:x2="10.795cm" svg:y2="8.255cm">
          <text:p/>
        </draw:line>
        <draw:line draw:style-name="gr4" draw:text-style-name="P1" draw:layer="layout" svg:x1="6.35cm" svg:y1="1.905cm" svg:x2="13.97cm" svg:y2="4.445cm">
          <text:p/>
        </draw:line>
        <draw:line draw:style-name="gr4" draw:text-style-name="P1" draw:layer="layout" svg:x1="6.35cm" svg:y1="3.175cm" svg:x2="20.955cm" svg:y2="12.065cm">
          <text:p/>
        </draw:line>
        <draw:line draw:style-name="gr4" draw:text-style-name="P1" draw:layer="layout" svg:x1="8.255cm" svg:y1="12.7cm" svg:x2="3.81cm" svg:y2="10.16cm">
          <text:p/>
        </draw:line>
        <draw:line draw:style-name="gr4" draw:text-style-name="P1" draw:layer="layout" svg:x1="16.51cm" svg:y1="8.255cm" svg:x2="20.955cm" svg:y2="3.81cm">
          <text:p/>
        </draw:line>
        <draw:line draw:style-name="gr4" draw:text-style-name="P1" draw:layer="layout" svg:x1="15.875cm" svg:y1="9.525cm" svg:x2="19.685cm" svg:y2="8.89cm">
          <text:p/>
        </draw:line>
        <draw:line draw:style-name="gr4" draw:text-style-name="P1" draw:layer="layout" svg:x1="10.16cm" svg:y1="5.08cm" svg:x2="6.35cm" svg:y2="6.35cm">
          <text:p/>
        </draw:line>
        <draw:line draw:style-name="gr4" draw:text-style-name="P1" draw:layer="layout" svg:x1="11.43cm" svg:y1="5.08cm" svg:x2="10.795cm" svg:y2="8.89cm">
          <text:p/>
        </draw:line>
        <draw:line draw:style-name="gr4" draw:text-style-name="P1" draw:layer="layout" svg:x1="11.43cm" svg:y1="3.81cm" svg:x2="14.605cm" svg:y2="5.08cm">
          <text:p/>
        </draw:line>
        <draw:line draw:style-name="gr4" draw:text-style-name="P1" draw:layer="layout" svg:x1="12.7cm" svg:y1="12.065cm" svg:x2="25.4cm" svg:y2="6.35cm">
          <text:p/>
        </draw:line>
        <draw:line draw:style-name="gr4" draw:text-style-name="P1" draw:layer="layout" svg:x1="20.955cm" svg:y1="11.43cm" svg:x2="25.4cm" svg:y2="5.08cm">
          <text:p/>
        </draw:line>
        <draw:frame draw:style-name="gr5" draw:text-style-name="P2" draw:layer="layout" svg:width="3.481cm" svg:height="1.645cm" svg:x="3.504cm" svg:y="17.747cm">
          <draw:text-box>
            <text:p text:style-name="P2"><text:span text:style-name="T1">Agent</text:span></text:p>
          </draw:text-box>
        </draw:frame>
        <draw:frame draw:style-name="gr6" draw:text-style-name="P2" draw:layer="layout" svg:width="6.264cm" svg:height="3.083cm" svg:x="10.246cm" svg:y="16.911cm">
          <draw:text-box>
            <text:p text:style-name="P2"><text:span text:style-name="T1">Mixing Environment A</text:span></text:p>
          </draw:text-box>
        </draw:frame>
        <draw:frame draw:style-name="gr6" draw:text-style-name="P2" draw:layer="layout" svg:width="6.264cm" svg:height="3.083cm" svg:x="19.771cm" svg:y="17.145cm">
          <draw:text-box>
            <text:p text:style-name="P2"><text:span text:style-name="T1">Mixing Environment B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 </meta:initial-creator>
    <meta:creation-date>2010-03-18T19:10:15</meta:creation-date>
    <meta:editing-duration>PT00H01M16S</meta:editing-duration>
    <meta:editing-cycles>2</meta:editing-cycles>
    <dc:date>2010-03-18T19:26:52</dc:date>
    <dc:creator>Jo </dc:creator>
    <meta:document-statistic meta:object-count="55"/>
    <meta:generator>OpenOffice.org/3.2$Linux OpenOffice.org_project/320m12$Build-9483</meta:generator>
  </office:meta>
</office:document-meta>
</file>